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90%" fo:text-align="left" style:tab-stop-distance="1in" fo:margin-left="0.6875in" fo:margin-right="0in" fo:text-indent="-0.1875in" fo:margin-top="0in" fo:margin-bottom="0in" style:punctuation-wrap="simple" style:vertical-align="auto" style:writing-mode="lr-tb">
        <style:tab-stops>
          <style:tab-stop style:position="-0.6875in"/>
          <style:tab-stop style:position="-0.33671in"/>
          <style:tab-stop style:position="0.01407in"/>
          <style:tab-stop style:position="0.36447in"/>
          <style:tab-stop style:position="0.71526in"/>
          <style:tab-stop style:position="1.06604in"/>
          <style:tab-stop style:position="1.41683in"/>
          <style:tab-stop style:position="1.76722in"/>
          <style:tab-stop style:position="2.11801in"/>
          <style:tab-stop style:position="2.4688in"/>
          <style:tab-stop style:position="2.81959in"/>
          <style:tab-stop style:position="3.16998in"/>
          <style:tab-stop style:position="3.52077in"/>
          <style:tab-stop style:position="3.87156in"/>
          <style:tab-stop style:position="4.22234in"/>
          <style:tab-stop style:position="4.57274in"/>
          <style:tab-stop style:position="4.92352in"/>
          <style:tab-stop style:position="5.27431in"/>
          <style:tab-stop style:position="5.6251in"/>
          <style:tab-stop style:position="5.97589in"/>
          <style:tab-stop style:position="6.326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90%" fo:text-align="left" style:tab-stop-distance="1in" fo:margin-left="0.6875in" fo:margin-right="0in" fo:text-indent="-0.1875in" fo:margin-top="0in" fo:margin-bottom="0in" style:punctuation-wrap="simple" style:vertical-align="auto" style:writing-mode="lr-tb">
        <style:tab-stops>
          <style:tab-stop style:position="-0.6875in"/>
          <style:tab-stop style:position="-0.33671in"/>
          <style:tab-stop style:position="0.01407in"/>
          <style:tab-stop style:position="0.36447in"/>
          <style:tab-stop style:position="0.71526in"/>
          <style:tab-stop style:position="1.06604in"/>
          <style:tab-stop style:position="1.41683in"/>
          <style:tab-stop style:position="1.76722in"/>
          <style:tab-stop style:position="2.11801in"/>
          <style:tab-stop style:position="2.4688in"/>
          <style:tab-stop style:position="2.81959in"/>
          <style:tab-stop style:position="3.16998in"/>
          <style:tab-stop style:position="3.52077in"/>
          <style:tab-stop style:position="3.87156in"/>
          <style:tab-stop style:position="4.22234in"/>
          <style:tab-stop style:position="4.57274in"/>
          <style:tab-stop style:position="4.92352in"/>
          <style:tab-stop style:position="5.27431in"/>
          <style:tab-stop style:position="5.6251in"/>
          <style:tab-stop style:position="5.97589in"/>
          <style:tab-stop style:position="6.326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76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53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59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21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90%" fo:text-align="left" style:tab-stop-distance="1in" fo:margin-left="0.6875in" fo:margin-right="0in" fo:text-indent="-0.1875in" fo:margin-top="0in" fo:margin-bottom="0in" style:punctuation-wrap="simple" style:vertical-align="auto" style:writing-mode="lr-tb">
        <style:tab-stops>
          <style:tab-stop style:position="-0.6875in"/>
          <style:tab-stop style:position="-0.33671in"/>
          <style:tab-stop style:position="0.01407in"/>
          <style:tab-stop style:position="0.36447in"/>
          <style:tab-stop style:position="0.71526in"/>
          <style:tab-stop style:position="1.06604in"/>
          <style:tab-stop style:position="1.41683in"/>
          <style:tab-stop style:position="1.76722in"/>
          <style:tab-stop style:position="2.11801in"/>
          <style:tab-stop style:position="2.4688in"/>
          <style:tab-stop style:position="2.81959in"/>
          <style:tab-stop style:position="3.16998in"/>
          <style:tab-stop style:position="3.52077in"/>
          <style:tab-stop style:position="3.87156in"/>
          <style:tab-stop style:position="4.22234in"/>
          <style:tab-stop style:position="4.57274in"/>
          <style:tab-stop style:position="4.92352in"/>
          <style:tab-stop style:position="5.27431in"/>
          <style:tab-stop style:position="5.6251in"/>
          <style:tab-stop style:position="5.97589in"/>
          <style:tab-stop style:position="6.326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2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85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65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44449in"/>
          <style:tab-stop style:position="0.88898in"/>
          <style:tab-stop style:position="1.33346in"/>
          <style:tab-stop style:position="1.77795in"/>
          <style:tab-stop style:position="2.22205in"/>
          <style:tab-stop style:position="2.66654in"/>
          <style:tab-stop style:position="3.11102in"/>
          <style:tab-stop style:position="3.55551in"/>
          <style:tab-stop style:position="4in"/>
          <style:tab-stop style:position="4.44449in"/>
          <style:tab-stop style:position="4.88898in"/>
          <style:tab-stop style:position="5.33346in"/>
          <style:tab-stop style:position="5.77795in"/>
          <style:tab-stop style:position="6.22205in"/>
          <style:tab-stop style:position="6.66654in"/>
          <style:tab-stop style:position="7.11102in"/>
          <style:tab-stop style:position="7.55551in"/>
          <style:tab-stop style:position="8in"/>
          <style:tab-stop style:position="8.44449in"/>
          <style:tab-stop style:position="8.888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90%" fo:text-align="left" style:tab-stop-distance="1in" fo:margin-left="0.6875in" fo:margin-right="0in" fo:text-indent="-0.1875in" fo:margin-top="0in" fo:margin-bottom="0in" style:punctuation-wrap="simple" style:vertical-align="auto" style:writing-mode="lr-tb">
        <style:tab-stops>
          <style:tab-stop style:position="-0.6875in"/>
          <style:tab-stop style:position="-0.33671in"/>
          <style:tab-stop style:position="0.01407in"/>
          <style:tab-stop style:position="0.36447in"/>
          <style:tab-stop style:position="0.71526in"/>
          <style:tab-stop style:position="1.06604in"/>
          <style:tab-stop style:position="1.41683in"/>
          <style:tab-stop style:position="1.76722in"/>
          <style:tab-stop style:position="2.11801in"/>
          <style:tab-stop style:position="2.4688in"/>
          <style:tab-stop style:position="2.81959in"/>
          <style:tab-stop style:position="3.16998in"/>
          <style:tab-stop style:position="3.52077in"/>
          <style:tab-stop style:position="3.87156in"/>
          <style:tab-stop style:position="4.22234in"/>
          <style:tab-stop style:position="4.57274in"/>
          <style:tab-stop style:position="4.92352in"/>
          <style:tab-stop style:position="5.27431in"/>
          <style:tab-stop style:position="5.6251in"/>
          <style:tab-stop style:position="5.97589in"/>
          <style:tab-stop style:position="6.326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0">
      <style:paragraph-properties fo:line-height="90%" fo:text-align="left" style:tab-stop-distance="1in" fo:margin-left="0.6875in" fo:margin-right="0in" fo:text-indent="-0.1875in" fo:margin-top="0in" fo:margin-bottom="0in" style:punctuation-wrap="simple" style:vertical-align="auto" style:writing-mode="lr-tb">
        <style:tab-stops>
          <style:tab-stop style:position="-0.6875in"/>
          <style:tab-stop style:position="-0.33671in"/>
          <style:tab-stop style:position="0.01407in"/>
          <style:tab-stop style:position="0.36447in"/>
          <style:tab-stop style:position="0.71526in"/>
          <style:tab-stop style:position="1.06604in"/>
          <style:tab-stop style:position="1.41683in"/>
          <style:tab-stop style:position="1.76722in"/>
          <style:tab-stop style:position="2.11801in"/>
          <style:tab-stop style:position="2.4688in"/>
          <style:tab-stop style:position="2.81959in"/>
          <style:tab-stop style:position="3.16998in"/>
          <style:tab-stop style:position="3.52077in"/>
          <style:tab-stop style:position="3.87156in"/>
          <style:tab-stop style:position="4.22234in"/>
          <style:tab-stop style:position="4.57274in"/>
          <style:tab-stop style:position="4.92352in"/>
          <style:tab-stop style:position="5.27431in"/>
          <style:tab-stop style:position="5.6251in"/>
          <style:tab-stop style:position="5.97589in"/>
          <style:tab-stop style:position="6.326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0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8">
      <style:paragraph-properties fo:line-height="90%" fo:text-align="left" style:tab-stop-distance="1in" fo:margin-left="0.6875in" fo:margin-right="0in" fo:text-indent="-0.1875in" fo:margin-top="0in" fo:margin-bottom="0in" style:punctuation-wrap="simple" style:vertical-align="auto" style:writing-mode="lr-tb">
        <style:tab-stops>
          <style:tab-stop style:position="-0.6875in"/>
          <style:tab-stop style:position="-0.33671in"/>
          <style:tab-stop style:position="0.01407in"/>
          <style:tab-stop style:position="0.36447in"/>
          <style:tab-stop style:position="0.71526in"/>
          <style:tab-stop style:position="1.06604in"/>
          <style:tab-stop style:position="1.41683in"/>
          <style:tab-stop style:position="1.76722in"/>
          <style:tab-stop style:position="2.11801in"/>
          <style:tab-stop style:position="2.4688in"/>
          <style:tab-stop style:position="2.81959in"/>
          <style:tab-stop style:position="3.16998in"/>
          <style:tab-stop style:position="3.52077in"/>
          <style:tab-stop style:position="3.87156in"/>
          <style:tab-stop style:position="4.22234in"/>
          <style:tab-stop style:position="4.57274in"/>
          <style:tab-stop style:position="4.92352in"/>
          <style:tab-stop style:position="5.27431in"/>
          <style:tab-stop style:position="5.6251in"/>
          <style:tab-stop style:position="5.97589in"/>
          <style:tab-stop style:position="6.326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875">
      <style:paragraph-properties fo:line-height="80%" fo:text-align="left" style:tab-stop-distance="1in" fo:margin-left="0.1875in" fo:margin-right="0in" fo:text-indent="-0.1875in" fo:margin-top="0.125in" fo:margin-bottom="0in" style:punctuation-wrap="hanging" style:vertical-align="auto" style:writing-mode="lr-tb">
        <style:tab-stops>
          <style:tab-stop style:position="0.84911in"/>
          <style:tab-stop style:position="1.88533in"/>
          <style:tab-stop style:position="2.92195in"/>
          <style:tab-stop style:position="3.95817in"/>
          <style:tab-stop style:position="4.99478in"/>
          <style:tab-stop style:position="6.0314in"/>
          <style:tab-stop style:position="7.06762in"/>
          <style:tab-stop style:position="8.10423in"/>
          <style:tab-stop style:position="9.14045in"/>
          <style:tab-stop style:position="10.17707in"/>
          <style:tab-stop style:position="11.2136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0.14567in"/>
          <style:tab-stop style:position="0.29173in"/>
          <style:tab-stop style:position="0.4374in"/>
          <style:tab-stop style:position="0.58346in"/>
          <style:tab-stop style:position="0.72913in"/>
          <style:tab-stop style:position="0.8752in"/>
          <style:tab-stop style:position="1.02087in"/>
          <style:tab-stop style:position="1.16654in"/>
          <style:tab-stop style:position="1.3126in"/>
          <style:tab-stop style:position="1.45827in"/>
          <style:tab-stop style:position="1.60433in"/>
          <style:tab-stop style:position="1.75in"/>
          <style:tab-stop style:position="1.89567in"/>
          <style:tab-stop style:position="2.04173in"/>
          <style:tab-stop style:position="2.1874in"/>
          <style:tab-stop style:position="2.33346in"/>
          <style:tab-stop style:position="2.47913in"/>
          <style:tab-stop style:position="2.6252in"/>
          <style:tab-stop style:position="2.77087in"/>
          <style:tab-stop style:position="2.9165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80%" fo:text-align="left" style:tab-stop-distance="1in" fo:margin-left="0in" fo:margin-right="0in" fo:text-indent="0in" fo:margin-top="0.125in" fo:margin-bottom="0in" style:punctuation-wrap="hanging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8">
      <style:paragraph-properties fo:line-height="90%" fo:text-align="left" style:tab-stop-distance="1in" fo:margin-left="0.6875in" fo:margin-right="0in" fo:text-indent="-0.1875in" fo:margin-top="0in" fo:margin-bottom="0in" style:punctuation-wrap="simple" style:vertical-align="auto" style:writing-mode="lr-tb">
        <style:tab-stops>
          <style:tab-stop style:position="-0.6875in"/>
          <style:tab-stop style:position="-0.33671in"/>
          <style:tab-stop style:position="0.01407in"/>
          <style:tab-stop style:position="0.36447in"/>
          <style:tab-stop style:position="0.71526in"/>
          <style:tab-stop style:position="1.06604in"/>
          <style:tab-stop style:position="1.41683in"/>
          <style:tab-stop style:position="1.76722in"/>
          <style:tab-stop style:position="2.11801in"/>
          <style:tab-stop style:position="2.4688in"/>
          <style:tab-stop style:position="2.81959in"/>
          <style:tab-stop style:position="3.16998in"/>
          <style:tab-stop style:position="3.52077in"/>
          <style:tab-stop style:position="3.87156in"/>
          <style:tab-stop style:position="4.22234in"/>
          <style:tab-stop style:position="4.57274in"/>
          <style:tab-stop style:position="4.92352in"/>
          <style:tab-stop style:position="5.27431in"/>
          <style:tab-stop style:position="5.6251in"/>
          <style:tab-stop style:position="5.97589in"/>
          <style:tab-stop style:position="6.3262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" style:font-family-generic="swiss" style:font-pitch="variable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827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1875in"/>
        <style:text-properties fo:color="#000000"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9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1875in"/>
        <style:text-properties fo:color="#000000"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1875in"/>
        <style:text-properties fo:color="#000000"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54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86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19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1875in"/>
        <style:text-properties fo:color="#000000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49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1875in"/>
        <style:text-properties fo:color="#000000"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7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1875in"/>
        <style:text-properties fo:color="#000000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822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  <text:list-style style:name="a791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 text:min-label-width="0.18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 text:min-label-width="0.1875in"/>
        <style:text-properties fo:color="#000000"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2" text:bullet-char="•">
        <style:list-level-properties text:space-before="0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3" text:bullet-char="•">
        <style:list-level-properties text:space-before="1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4" text:bullet-char="•">
        <style:list-level-properties text:space-before="1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5" text:bullet-char="•">
        <style:list-level-properties text:space-before="2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6" text:bullet-char="•">
        <style:list-level-properties text:space-before="2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7" text:bullet-char="•">
        <style:list-level-properties text:space-before="3.2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8" text:bullet-char="•">
        <style:list-level-properties text:space-before="3.75in" text:min-label-width="0.1875in"/>
        <style:text-properties fo:color="#000000" fo:font-family="Arial" style:font-family-generic="swiss" style:font-pitch="variable" fo:font-size="125%"/>
      </text:list-level-style-bullet>
      <text:list-level-style-bullet text:level="9" text:bullet-char="•">
        <style:list-level-properties text:space-before="4.25in" text:min-label-width="0.1875in"/>
        <style:text-properties fo:color="#000000" fo:font-family="Arial" style:font-family-generic="swiss" style:font-pitch="variable" fo:font-size="125%"/>
      </text:list-level-style-bullet>
    </text:list-style>
  </office:automatic-styles>
  <office:body>
    <office:presentation>
      <draw:page draw:name="page1" draw:style-name="a757" draw:master-page-name="Master1-Layout7-blank-Blank" presentation:presentation-page-layout-name="Master1-PPL7" draw:id="Slide-256">
        <draw:frame draw:id="id85" presentation:style-name="a760" draw:name="Title 1" svg:x="0.30039in" svg:y="0.3122in" svg:width="3.52441in" svg:height="0.2689in" presentation:class="title" presentation:placeholder="false">
          <draw:text-box>
            <text:p text:style-name="a759" text:class-names="" text:cond-style-name=""><text:span text:style-name="a758" text:class-names="">KT2505 - Portable Balance Lab</text:span></text:p>
          </draw:text-box>
          <svg:title/>
          <svg:desc/>
        </draw:frame>
        <draw:frame draw:id="id86" presentation:style-name="a764" draw:name="Text Placeholder 2" svg:x="0.30039in" svg:y="0.60433in" svg:width="3.52441in" svg:height="0.13543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S3 - ForcePlate</text:span></text:p>
              </text:list-item>
            </text:list>
          </draw:text-box>
          <svg:title/>
          <svg:desc/>
        </draw:frame>
        <draw:frame draw:id="id87" presentation:style-name="a877" draw:name="Text Placeholder 3" svg:x="0.30039in" svg:y="1.29291in" svg:width="3.52441in" svg:height="4.18071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Inventory:<text:line-break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68" text:class-names="">Raspberry</text:span><text:span text:style-name="a769" text:class-names=""><text:s text:c="1"/>Pi Zero 2W<text:s text:c="1"/></text:span><text:span text:style-name="a770" text:class-names="">with</text:span><text:span text:style-name="a771" text:class-names=""><text:s text:c="1"/></text:span><text:span text:style-name="a772" text:class-names="">MicroSD</text:span><text:span text:style-name="a773" text:class-names=""><text:s text:c="1"/>card<text:s text:c="1"/></text:span><text:span text:style-name="a774" text:class-names="">installed</text:span><text:span text:style-name="a775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78" text:class-names="">MicroUSB</text:span><text:span text:style-name="a779" text:class-names=""><text:s text:c="1"/></text:span><text:span text:style-name="a780" text:class-names="">Charger</text:span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Balance Board:</text:span></text:p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7" text:class-names="">A square<text:s text:c="1"/></text:span><text:span text:style-name="a788" text:class-names="">wooden</text:span><text:span text:style-name="a789" text:class-names=""><text:s text:c="1"/>board</text:span></text:p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p text:style-name="a798" text:class-names="" text:cond-style-name=""><text:span text:style-name="a792" text:class-names="">With</text:span><text:span text:style-name="a793" text:class-names=""><text:s text:c="1"/>4x 3D-printed load<text:s text:c="1"/></text:span><text:span text:style-name="a794" text:class-names="">cell</text:span><text:span text:style-name="a795" text:class-names=""><text:s text:c="1"/></text:span><text:span text:style-name="a796" text:class-names="">holders</text:span><text:span text:style-name="a797" text:class-names=""/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00" text:class-names="">And</text:span><text:span text:style-name="a801" text:class-names=""><text:s text:c="1"/>4x load<text:s text:c="1"/></text:span><text:span text:style-name="a802" text:class-names="">cells</text:span><text:span text:style-name="a803" text:class-names=""><text:s text:c="1"/></text:span><text:span text:style-name="a804" text:class-names="">attached</text:span><text:span text:style-name="a805" text:class-names=""><text:s text:c="1"/></text:span><text:span text:style-name="a806" text:class-names="">to</text:span><text:span text:style-name="a807" text:class-names=""><text:s text:c="1"/></text:span><text:span text:style-name="a808" text:class-names="">those</text:span><text:span text:style-name="a809" text:class-names=""><text:s text:c="1"/></text:span><text:span text:style-name="a810" text:class-names="">holders</text:span><text:span text:style-name="a811" text:class-names=""/></text:p>
                      </text:list-item>
                    </text:list>
                  </text:list-item>
                </text:list>
              </text:list-item>
            </text:list>
            <text:list text:style-name="a819">
              <text:list-item>
                <text:list text:style-name="a819">
                  <text:list-item>
                    <text:list text:style-name="a819">
                      <text:list-item>
                        <text:p text:style-name="a818" text:class-names="" text:cond-style-name=""><text:span text:style-name="a814" text:class-names="">And</text:span><text:span text:style-name="a815" text:class-names=""><text:s text:c="1"/>a 3D-printed Pi<text:s text:c="1"/></text:span><text:span text:style-name="a816" text:class-names="">holder</text:span><text:span text:style-name="a817" text:class-names=""/></text:p>
                      </text:list-item>
                    </text:list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Force Plate Pi Assembly:</text:span></text:p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p text:style-name="a826" text:class-names="" text:cond-style-name=""><text:span text:style-name="a823" text:class-names="">A 3D-printed<text:s text:c="1"/></text:span><text:span text:style-name="a824" text:class-names="">mounting</text:span><text:span text:style-name="a825" text:class-names=""><text:s text:c="1"/>board</text:span></text:p>
                      </text:list-item>
                    </text:list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list text:style-name="a837">
                      <text:list-item>
                        <text:p text:style-name="a836" text:class-names="" text:cond-style-name=""><text:span text:style-name="a828" text:class-names="">With</text:span><text:span text:style-name="a829" text:class-names=""><text:s text:c="1"/>a TU-Delft PCB<text:s text:c="1"/></text:span><text:span text:style-name="a830" text:class-names="">screwed</text:span><text:span text:style-name="a831" text:class-names=""><text:s text:c="1"/></text:span><text:span text:style-name="a832" text:class-names="">into</text:span><text:span text:style-name="a833" text:class-names=""><text:s text:c="1"/></text:span><text:span text:style-name="a834" text:class-names="">it</text:span><text:span text:style-name="a835" text:class-names=""/></text:p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p text:style-name="a848" text:class-names="" text:cond-style-name=""><text:span text:style-name="a838" text:class-names="">And</text:span><text:span text:style-name="a839" text:class-names=""><text:s text:c="1"/>4 A2D<text:s text:c="1"/></text:span><text:span text:style-name="a840" text:class-names="">amplifiers</text:span><text:span text:style-name="a841" text:class-names=""><text:s text:c="1"/></text:span><text:span text:style-name="a842" text:class-names="">pressed</text:span><text:span text:style-name="a843" text:class-names=""><text:s text:c="1"/></text:span><text:span text:style-name="a844" text:class-names="">into</text:span><text:span text:style-name="a845" text:class-names=""><text:s text:c="1"/></text:span><text:span text:style-name="a846" text:class-names="">the</text:span><text:span text:style-name="a847" text:class-names=""><text:s text:c="1"/>PCB</text:span></text:p>
                      </text:list-item>
                    </text:list>
                  </text:list-item>
                </text:list>
              </text:list-item>
            </text:list>
            <text:list text:style-name="a854">
              <text:list-item>
                <text:p text:style-name="a853" text:class-names="" text:cond-style-name=""><text:span text:style-name="a850" text:class-names="">6 Jumper<text:s text:c="1"/></text:span><text:span text:style-name="a851" text:class-names="">Cables</text:span><text:span text:style-name="a852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5" text:class-names="">MicroSD</text:span><text:span text:style-name="a856" text:class-names="">-</text:span><text:span text:style-name="a857" text:class-names="">to</text:span><text:span text:style-name="a858" text:class-names="">-SD-card Adapter</text:span></text:p>
              </text:list-item>
            </text:list>
            <text:list text:style-name="a866">
              <text:list-item>
                <text:p text:style-name="a865" text:class-names="" text:cond-style-name=""><text:span text:style-name="a861" text:class-names="">MicroUSB</text:span><text:span text:style-name="a862" text:class-names=""><text:s text:c="1"/></text:span><text:span text:style-name="a863" text:class-names="">to</text:span><text:span text:style-name="a864" text:class-names=""><text:s text:c="1"/>USB Cable/Adapter</text:span></text:p>
              </text:list-item>
            </text:list>
            <text:list text:style-name="a871">
              <text:list-item>
                <text:p text:style-name="a870" text:class-names="" text:cond-style-name=""><text:span text:style-name="a867" text:class-names="">Mini HDMI<text:s text:c="1"/></text:span><text:span text:style-name="a868" text:class-names="">to</text:span><text:span text:style-name="a869" text:class-names=""><text:s text:c="1"/>HDMI Adapter/Cable</text:span></text:p>
              </text:list-item>
            </text:list>
            <text:list text:style-name="a876">
              <text:list-item>
                <text:p text:style-name="a875" text:class-names="" text:cond-style-name=""><text:span text:style-name="a872" text:class-names="">2x<text:s text:c="1"/></text:span><text:span text:style-name="a873" text:class-names="">WiFi</text:span><text:span text:style-name="a874" text:class-names=""><text:s text:c="1"/>QR codes</text:span></text:p>
              </text:list-item>
            </text:list>
          </draw:text-box>
          <svg:title/>
          <svg:desc/>
        </draw:frame>
        <presentation:notes draw:style-name="a880">
          <draw:page-thumbnail draw:page-number="1" svg:x="2.42361in" svg:y="0.75in" svg:width="2.65278in" svg:height="3.75in" presentation:class="page" draw:id="id88" presentation:style-name="a878" draw:name="Slide Image Placeholder 1">
            <svg:title/>
            <svg:desc/>
          </draw:page-thumbnail>
          <draw:frame draw:id="id89" presentation:style-name="a879" draw:name="Notes Placeholder 2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1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1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1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1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1-PPL7" style:display-name="Blank">
      <presentation:placeholder presentation:object="page-number" svg:x="1.99252in" svg:y="2.92165in" svg:width="0.13898in" svg:height="0.14055in"/>
    </style:presentation-page-layout>
    <style:presentation-page-layout style:name="Master1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1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1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presentation-page-layout style:name="Master2-PPL1" style:display-name="Title Slide">
      <presentation:placeholder presentation:object="title" svg:x="0.51563in" svg:y="0.95486in" svg:width="3.09549in" svg:height="2.03125in"/>
      <presentation:placeholder presentation:object="subtitle" svg:x="0.51563in" svg:y="3.06424in" svg:width="3.09549in" svg:height="1.40972in"/>
      <presentation:placeholder presentation:object="page-number" svg:x="1.99252in" svg:y="2.92165in" svg:width="0.13898in" svg:height="0.14055in"/>
    </style:presentation-page-layout>
    <style:presentation-page-layout style:name="Master2-PPL2" style:display-name="Title and Content">
      <presentation:placeholder presentation:object="title" svg:x="1.80748in" svg:y="2.84016in" svg:width="0.51024in" svg:height="0.09921in"/>
      <presentation:placeholder presentation:object="object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3" style:display-name="Section Header">
      <presentation:placeholder presentation:object="title" svg:x="0.28125in" svg:y="1.45486in" svg:width="3.55903in" svg:height="2.42708in"/>
      <presentation:placeholder presentation:object="outline" svg:x="0.28125in" svg:y="3.90451in" svg:width="3.55903in" svg:height="1.27604in"/>
      <presentation:placeholder presentation:object="page-number" svg:x="1.99252in" svg:y="2.92165in" svg:width="0.13898in" svg:height="0.14055in"/>
    </style:presentation-page-layout>
    <style:presentation-page-layout style:name="Master2-PPL4" style:display-name="Two Content">
      <presentation:placeholder presentation:object="title" svg:x="1.80748in" svg:y="2.84016in" svg:width="0.51024in" svg:height="0.09921in"/>
      <presentation:placeholder presentation:object="object" svg:x="1.80729in" svg:y="2.93403in" svg:width="0.17187in" svg:height="0.05208in"/>
      <presentation:placeholder presentation:object="object" svg:x="2.14583in" svg:y="2.93403in" svg:width="0.17188in" svg:height="0.05208in"/>
      <presentation:placeholder presentation:object="page-number" svg:x="1.99252in" svg:y="2.92165in" svg:width="0.13898in" svg:height="0.14055in"/>
    </style:presentation-page-layout>
    <style:presentation-page-layout style:name="Master2-PPL5" style:display-name="Comparison">
      <presentation:placeholder presentation:object="title" svg:x="0.28472in" svg:y="0.31076in" svg:width="3.55903in" svg:height="1.12847in"/>
      <presentation:placeholder presentation:object="outline" svg:x="0.28472in" svg:y="1.43056in" svg:width="1.74479in" svg:height="0.70139in"/>
      <presentation:placeholder presentation:object="object" svg:x="0.28472in" svg:y="2.13194in" svg:width="1.74479in" svg:height="3.13368in"/>
      <presentation:placeholder presentation:object="outline" svg:x="2.08854in" svg:y="1.43056in" svg:width="1.75521in" svg:height="0.70139in"/>
      <presentation:placeholder presentation:object="object" svg:x="2.08854in" svg:y="2.13194in" svg:width="1.75521in" svg:height="3.13368in"/>
      <presentation:placeholder presentation:object="page-number" svg:x="1.99252in" svg:y="2.92165in" svg:width="0.13898in" svg:height="0.14055in"/>
    </style:presentation-page-layout>
    <style:presentation-page-layout style:name="Master2-PPL6" style:display-name="Title Only">
      <presentation:placeholder presentation:object="title" svg:x="1.80748in" svg:y="2.84016in" svg:width="0.51024in" svg:height="0.09921in"/>
      <presentation:placeholder presentation:object="page-number" svg:x="1.99252in" svg:y="2.92165in" svg:width="0.13898in" svg:height="0.14055in"/>
    </style:presentation-page-layout>
    <style:presentation-page-layout style:name="Master2-PPL7" style:display-name="Blank">
      <presentation:placeholder presentation:object="page-number" svg:x="1.99252in" svg:y="2.92165in" svg:width="0.13898in" svg:height="0.14055in"/>
    </style:presentation-page-layout>
    <style:presentation-page-layout style:name="Master2-PPL8" style:display-name="Content with Caption">
      <presentation:placeholder presentation:object="title" svg:x="0.28472in" svg:y="0.38889in" svg:width="1.32986in" svg:height="1.36111in"/>
      <presentation:placeholder presentation:object="object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9" style:display-name="Picture with Caption">
      <presentation:placeholder presentation:object="title" svg:x="0.28472in" svg:y="0.38889in" svg:width="1.32986in" svg:height="1.36111in"/>
      <presentation:placeholder presentation:object="graphic" svg:x="1.75521in" svg:y="0.84028in" svg:width="2.08854in" svg:height="4.14583in"/>
      <presentation:placeholder presentation:object="outline" svg:x="0.28472in" svg:y="1.75in" svg:width="1.32986in" svg:height="3.24306in"/>
      <presentation:placeholder presentation:object="page-number" svg:x="1.99252in" svg:y="2.92165in" svg:width="0.13898in" svg:height="0.14055in"/>
    </style:presentation-page-layout>
    <style:presentation-page-layout style:name="Master2-PPL10" style:display-name="Title and Vertical Text">
      <presentation:placeholder presentation:object="title" svg:x="1.80748in" svg:y="2.84016in" svg:width="0.51024in" svg:height="0.09921in"/>
      <presentation:placeholder presentation:object="outline" svg:x="1.80748in" svg:y="2.93346in" svg:width="0.51024in" svg:height="0.05236in"/>
      <presentation:placeholder presentation:object="page-number" svg:x="1.99252in" svg:y="2.92165in" svg:width="0.13898in" svg:height="0.14055in"/>
    </style:presentation-page-layout>
    <style:presentation-page-layout style:name="Master2-PPL11" style:display-name="Vertical Title and Text">
      <presentation:placeholder presentation:object="title" svg:x="2.19097in" svg:y="2.84028in" svg:width="0.12674in" svg:height="0.14583in"/>
      <presentation:placeholder presentation:object="outline" svg:x="1.80729in" svg:y="2.84028in" svg:width="0.21701in" svg:height="0.14583in"/>
      <presentation:placeholder presentation:object="page-number" svg:x="1.99252in" svg:y="2.92165in" svg:width="0.13898in" svg:height="0.14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4.12674in" fo:page-height="5.83507in" style:print-orientation="portrait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7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draw:fill="none" draw:stroke="non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4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draw:fill="none" draw:stroke="non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draw:fill="none" draw:stroke="none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45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53">
      <style:graphic-properties draw:fill="none" draw:stroke="none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5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3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draw:fill="none" draw:stroke="none"/>
    </style:style>
    <style:style style:family="presentation" style:name="a98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76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05">
      <style:graphic-properties draw:fill="none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70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77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739">
      <style:graphic-properties draw:fill="none" draw:stroke="none"/>
    </style:style>
    <style:style style:family="paragraph" style:name="a2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3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none"/>
    </style:style>
    <style:style style:family="graphic" style:name="a5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23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2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6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2">
      <style:graphic-properties draw:fill="none" draw:stroke="non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4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3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35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0118in" fo:padding-bottom="0.00118in" fo:padding-left="0.00118in" fo:padding-right="0.00118in" draw:textarea-vertical-align="middle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none" draw:stroke="none"/>
    </style:style>
    <style:style style:family="paragraph" style:name="a3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8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0118in" fo:padding-bottom="0.00118in" fo:padding-left="0.00118in" fo:padding-right="0.00118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draw:fill="none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9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4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5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51">
      <style:graphic-properties draw:fill="none" draw:stroke="non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53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1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draw:fill="none" draw:stroke="none"/>
    </style:style>
    <style:style style:family="presentation" style:name="a395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9">
      <style:graphic-properties draw:fill="none" draw:stroke="non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3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5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2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">
      <style:graphic-properties draw:fill="none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3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647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649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420">
      <style:graphic-properties draw:fill="none" draw:stroke="non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5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18%" fo:text-align="left" style:tab-stop-distance="1in" fo:margin-left="0in" fo:margin-right="0in" fo:text-indent="0in" fo:margin-top="0.11458in" fo:margin-bottom="0in" style:punctuation-wrap="simple" style:vertical-align="auto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66667in" style:font-size-asian="0.66667in" style:font-size-complex="0.6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0">
      <style:graphic-properties fo:wrap-option="wrap" fo:padding-top="0.00118in" fo:padding-bottom="0.00118in" fo:padding-left="0.00118in" fo:padding-right="0.0011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5e5e5e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draw:fill="none" draw:stroke="none"/>
    </style:style>
    <style:style style:family="paragraph" style:name="a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style:font-family-asian="Helvetica Neue" style:font-family-complex="Helvetica Neue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Semibold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35079in"/>
          <style:tab-stop style:position="0.70157in"/>
          <style:tab-stop style:position="1.05197in"/>
          <style:tab-stop style:position="1.40276in"/>
          <style:tab-stop style:position="1.75354in"/>
          <style:tab-stop style:position="2.10433in"/>
          <style:tab-stop style:position="2.45472in"/>
          <style:tab-stop style:position="2.80551in"/>
          <style:tab-stop style:position="3.1563in"/>
          <style:tab-stop style:position="3.50709in"/>
          <style:tab-stop style:position="3.85748in"/>
          <style:tab-stop style:position="4.20827in"/>
          <style:tab-stop style:position="4.55906in"/>
          <style:tab-stop style:position="4.90984in"/>
          <style:tab-stop style:position="5.26024in"/>
          <style:tab-stop style:position="5.61102in"/>
          <style:tab-stop style:position="5.96181in"/>
          <style:tab-stop style:position="6.3126in"/>
          <style:tab-stop style:position="6.66339in"/>
          <style:tab-stop style:position="7.0137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0118in" fo:padding-bottom="0.00118in" fo:padding-left="0.00118in" fo:padding-right="0.0011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raphik" style:font-family-asian="Graphik" style:font-family-complex="Graphik" style:font-pitch="variable" style:font-pitch-asian="variable" style:font-pitch-complex="variable" fo:font-size="0.09722in" style:font-size-asian="0.09722in" style:font-size-complex="0.0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24843in"/>
          <style:tab-stop style:position="0.49646in"/>
          <style:tab-stop style:position="0.74488in"/>
          <style:tab-stop style:position="0.99291in"/>
          <style:tab-stop style:position="1.24134in"/>
          <style:tab-stop style:position="1.48976in"/>
          <style:tab-stop style:position="1.7378in"/>
          <style:tab-stop style:position="1.98622in"/>
          <style:tab-stop style:position="2.23425in"/>
          <style:tab-stop style:position="2.48268in"/>
          <style:tab-stop style:position="2.73071in"/>
          <style:tab-stop style:position="2.97913in"/>
          <style:tab-stop style:position="3.22756in"/>
          <style:tab-stop style:position="3.47559in"/>
          <style:tab-stop style:position="3.72402in"/>
          <style:tab-stop style:position="3.97205in"/>
          <style:tab-stop style:position="4.22047in"/>
          <style:tab-stop style:position="4.4689in"/>
          <style:tab-stop style:position="4.71693in"/>
          <style:tab-stop style:position="4.9653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no-wrap" fo:padding-top="0.00118in" fo:padding-bottom="0.00118in" fo:padding-left="0.00118in" fo:padding-right="0.0011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ela Text Regular" style:font-family-asian="Canela Text Regular" style:font-family-complex="Canela Text Regular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1.03661in"/>
          <style:tab-stop style:position="2.07283in"/>
          <style:tab-stop style:position="3.10945in"/>
          <style:tab-stop style:position="4.14567in"/>
          <style:tab-stop style:position="5.18228in"/>
          <style:tab-stop style:position="6.2189in"/>
          <style:tab-stop style:position="7.25512in"/>
          <style:tab-stop style:position="8.29173in"/>
          <style:tab-stop style:position="9.32795in"/>
          <style:tab-stop style:position="10.36457in"/>
          <style:tab-stop style:position="11.40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Title Placeholder 1" svg:x="1.80748in" svg:y="2.84016in" svg:width="0.51024in" svg:height="0.0992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1.80748in" svg:y="2.93346in" svg:width="0.51024in" svg:height="0.0523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lide Number Placeholder 3" svg:x="1.99252in" svg:y="2.92165in" svg:width="0.13898in" svg:height="0.14055in" presentation:class="page-number" presentation:placeholder="false">
        <draw:text-box>
          <text:p text:style-name="a22" text:class-names="" text:cond-style-name=""><text:span text:style-name="a21" text:class-names=""><text:page-number style:num-format="1" text:fixed="false"/></text:span></text:p>
        </draw:text-box>
        <svg:title/>
        <svg:desc/>
      </draw:frame>
      <presentation:notes style:page-layout-name="pageLayout2" draw:style-name="a31">
        <draw:custom-shape svg:x="0in" svg:y="0in" svg:width="7.5in" svg:height="10in" draw:id="id3" draw:style-name="a26" draw:name="Rectangle 1">
          <svg:title/>
          <svg:desc/>
          <text:p text:style-name="a25" text:class-names="" text:cond-style-name=""><text:span text:style-name="a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" draw:name="Slide Image Placeholder 2">
          <svg:title/>
          <svg:desc/>
        </draw:page-thumbnail>
        <draw:frame draw:id="id5" presentation:style-name="a30" draw:name="Notes Placeholder 3" svg:x="1in" svg:y="4.75in" svg:width="5.5in" svg:height="4.5in" presentation:class="notes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2">
      <draw:frame draw:id="id6" presentation:style-name="a36" draw:name="Title 1" svg:x="0.51563in" svg:y="0.95486in" svg:width="3.09549in" svg:height="2.03125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7" presentation:style-name="a40" draw:name="Subtitle 2" svg:x="0.51563in" svg:y="3.06424in" svg:width="3.09549in" svg:height="1.40972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8" presentation:style-name="a44" draw:name="Slide Number Placeholder 3" svg:x="1.99252in" svg:y="2.92165in" svg:width="0.13898in" svg:height="0.14055in" presentation:class="page-number" presentation:placeholder="false">
        <draw:text-box>
          <text:p text:style-name="a43" text:class-names="" text:cond-style-name=""><text:span text:style-name="a41" text:class-names=""><text:page-number style:num-format="1" text:fixed="false"/></text:span><text:span text:style-name="a42" text:class-names=""/></text:p>
        </draw:text-box>
        <svg:title/>
        <svg:desc/>
      </draw:frame>
      <presentation:notes style:page-layout-name="pageLayout2" draw:style-name="a52">
        <draw:custom-shape svg:x="0in" svg:y="0in" svg:width="7.5in" svg:height="10in" draw:id="id3" draw:style-name="a47" draw:name="Rectangle 1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8" draw:name="Slide Image Placeholder 2">
          <svg:title/>
          <svg:desc/>
        </draw:page-thumbnail>
        <draw:frame draw:id="id5" presentation:style-name="a51" draw:name="Notes Placeholder 3" svg:x="1in" svg:y="4.75in" svg:width="5.5in" svg:height="4.5in" presentation:class="notes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53">
      <draw:frame draw:id="id9" presentation:style-name="a57" draw:name="Title 1" svg:x="1.80748in" svg:y="2.84016in" svg:width="0.51024in" svg:height="0.09921in" presentation:class="title" presentation:placeholder="false">
        <draw:text-box>
          <text:p text:style-name="a56" text:class-names="" text:cond-style-name=""><text:span text:style-name="a54" text:class-names="">Click to edit Master title style</text:span><text:span text:style-name="a55" text:class-names=""/></text:p>
        </draw:text-box>
        <svg:title/>
        <svg:desc/>
      </draw:frame>
      <draw:frame draw:id="id10" presentation:style-name="a73" draw:name="Content Placeholder 2" svg:x="1.80748in" svg:y="2.93346in" svg:width="0.51024in" svg:height="0.05236in" presentation:class="object" presentation:placeholder="false">
        <draw:text-box>
          <text:p text:style-name="a59" text:class-names="" text:cond-style-name=""><text:span text:style-name="a58" text:class-names="">Click to edit Master text styles</text:span></text:p>
          <text:list text:style-name="a62">
            <text:list-item>
              <text:list text:style-name="a62">
                <text:list-item>
                  <text:p text:style-name="a61" text:class-names="" text:cond-style-name=""><text:span text:style-name="a60" text:class-names="">Second level</text:span></text:p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p text:style-name="a64" text:class-names="" text:cond-style-name=""><text:span text:style-name="a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p text:style-name="a67" text:class-names="" text:cond-style-name=""><text:span text:style-name="a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69" text:class-names="">Fifth level</text:span><text:span text:style-name="a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" presentation:style-name="a77" draw:name="Slide Number Placeholder 3" svg:x="1.99252in" svg:y="2.92165in" svg:width="0.13898in" svg:height="0.14055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presentation:notes style:page-layout-name="pageLayout2" draw:style-name="a85">
        <draw:custom-shape svg:x="0in" svg:y="0in" svg:width="7.5in" svg:height="10in" draw:id="id3" draw:style-name="a80" draw:name="Rectangle 1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81" draw:name="Slide Image Placeholder 2">
          <svg:title/>
          <svg:desc/>
        </draw:page-thumbnail>
        <draw:frame draw:id="id5" presentation:style-name="a84" draw:name="Notes Placeholder 3" svg:x="1in" svg:y="4.75in" svg:width="5.5in" svg:height="4.5in" presentation:class="notes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86">
      <draw:frame draw:id="id12" presentation:style-name="a90" draw:name="Title 1" svg:x="0.28125in" svg:y="1.45486in" svg:width="3.55903in" svg:height="2.42708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3" presentation:style-name="a94" draw:name="Text Placeholder 2" svg:x="0.28125in" svg:y="3.90451in" svg:width="3.55903in" svg:height="1.27604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</draw:text-box>
        <svg:title/>
        <svg:desc/>
      </draw:frame>
      <draw:frame draw:id="id14" presentation:style-name="a98" draw:name="Slide Number Placeholder 3" svg:x="1.99252in" svg:y="2.92165in" svg:width="0.13898in" svg:height="0.14055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/></text:span><text:span text:style-name="a96" text:class-names=""/></text:p>
        </draw:text-box>
        <svg:title/>
        <svg:desc/>
      </draw:frame>
      <presentation:notes style:page-layout-name="pageLayout2" draw:style-name="a106">
        <draw:custom-shape svg:x="0in" svg:y="0in" svg:width="7.5in" svg:height="10in" draw:id="id3" draw:style-name="a101" draw:name="Rectangle 1">
          <svg:title/>
          <svg:desc/>
          <text:p text:style-name="a100" text:class-names="" text:cond-style-name=""><text:span text:style-name="a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02" draw:name="Slide Image Placeholder 2">
          <svg:title/>
          <svg:desc/>
        </draw:page-thumbnail>
        <draw:frame draw:id="id5" presentation:style-name="a105" draw:name="Notes Placeholder 3" svg:x="1in" svg:y="4.75in" svg:width="5.5in" svg:height="4.5in" presentation:class="notes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07">
      <draw:frame draw:id="id15" presentation:style-name="a111" draw:name="Title 1" svg:x="1.80748in" svg:y="2.84016in" svg:width="0.51024in" svg:height="0.09921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7" draw:name="Content Placeholder 2" svg:x="1.80729in" svg:y="2.93403in" svg:width="0.17187in" svg:height="0.05208in" presentation:class="object" presentation:placeholder="false">
        <draw:text-box>
          <text:p text:style-name="a113" text:class-names="" text:cond-style-name=""><text:span text:style-name="a112" text:class-names="">Click to edit Master text styles</text:span></text:p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Fifth level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43" draw:name="Content Placeholder 3" svg:x="2.14583in" svg:y="2.93403in" svg:width="0.17188in" svg:height="0.05208in" presentation:class="object" presentation:placeholder="false">
        <draw:text-box>
          <text:p text:style-name="a129" text:class-names="" text:cond-style-name=""><text:span text:style-name="a128" text:class-names="">Click to edit Master text styles</text:span></text:p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Slide Number Placeholder 4" svg:x="1.99252in" svg:y="2.92165in" svg:width="0.13898in" svg:height="0.14055in" presentation:class="page-number" presentation:placeholder="false">
        <draw:text-box>
          <text:p text:style-name="a146" text:class-names="" text:cond-style-name=""><text:span text:style-name="a144" text:class-names=""><text:page-number style:num-format="1" text:fixed="false"/></text:span><text:span text:style-name="a145" text:class-names=""/></text:p>
        </draw:text-box>
        <svg:title/>
        <svg:desc/>
      </draw:frame>
      <presentation:notes style:page-layout-name="pageLayout2" draw:style-name="a155">
        <draw:custom-shape svg:x="0in" svg:y="0in" svg:width="7.5in" svg:height="10in" draw:id="id3" draw:style-name="a150" draw:name="Rectangle 1">
          <svg:title/>
          <svg:desc/>
          <text:p text:style-name="a149" text:class-names="" text:cond-style-name=""><text:span text:style-name="a1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151" draw:name="Slide Image Placeholder 2">
          <svg:title/>
          <svg:desc/>
        </draw:page-thumbnail>
        <draw:frame draw:id="id5" presentation:style-name="a154" draw:name="Notes Placeholder 3" svg:x="1in" svg:y="4.75in" svg:width="5.5in" svg:height="4.5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56">
      <draw:frame draw:id="id19" presentation:style-name="a160" draw:name="Title 1" svg:x="0.28472in" svg:y="0.31076in" svg:width="3.55903in" svg:height="1.12847in" presentation:class="title" presentation:placeholder="false">
        <draw:text-box>
          <text:p text:style-name="a159" text:class-names="" text:cond-style-name=""><text:span text:style-name="a157" text:class-names="">Click to edit Master title style</text:span><text:span text:style-name="a158" text:class-names=""/></text:p>
        </draw:text-box>
        <svg:title/>
        <svg:desc/>
      </draw:frame>
      <draw:frame draw:id="id20" presentation:style-name="a164" draw:name="Text Placeholder 2" svg:x="0.28472in" svg:y="1.43056in" svg:width="1.74479in" svg:height="0.70139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ck to edit Master text styles</text:span></text:p>
            </text:list-item>
          </text:list>
        </draw:text-box>
        <svg:title/>
        <svg:desc/>
      </draw:frame>
      <draw:frame draw:id="id21" presentation:style-name="a180" draw:name="Content Placeholder 3" svg:x="0.28472in" svg:y="2.13194in" svg:width="1.74479in" svg:height="3.13368in" presentation:class="object" presentation:placeholder="false">
        <draw:text-box>
          <text:p text:style-name="a166" text:class-names="" text:cond-style-name=""><text:span text:style-name="a165" text:class-names="">Click to edit Master text styles</text:span></text:p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84" draw:name="Text Placeholder 4" svg:x="2.08854in" svg:y="1.43056in" svg:width="1.75521in" svg:height="0.70139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200" draw:name="Content Placeholder 5" svg:x="2.08854in" svg:y="2.13194in" svg:width="1.75521in" svg:height="3.13368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204" draw:name="Slide Number Placeholder 6" svg:x="1.99252in" svg:y="2.92165in" svg:width="0.13898in" svg:height="0.14055in" presentation:class="page-number" presentation:placeholder="false">
        <draw:text-box>
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</draw:text-box>
        <svg:title/>
        <svg:desc/>
      </draw:frame>
      <presentation:notes style:page-layout-name="pageLayout2" draw:style-name="a212">
        <draw:custom-shape svg:x="0in" svg:y="0in" svg:width="7.5in" svg:height="10in" draw:id="id3" draw:style-name="a207" draw:name="Rectangle 1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08" draw:name="Slide Image Placeholder 2">
          <svg:title/>
          <svg:desc/>
        </draw:page-thumbnail>
        <draw:frame draw:id="id5" presentation:style-name="a211" draw:name="Notes Placeholder 3" svg:x="1in" svg:y="4.75in" svg:width="5.5in" svg:height="4.5in" presentation:class="notes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13">
      <draw:frame draw:id="id25" presentation:style-name="a217" draw:name="Title 1" svg:x="1.80748in" svg:y="2.84016in" svg:width="0.51024in" svg:height="0.09921in" presentation:class="title" presentation:placeholder="false">
        <draw:text-box>
          <text:p text:style-name="a216" text:class-names="" text:cond-style-name=""><text:span text:style-name="a214" text:class-names="">Click to edit Master title style</text:span><text:span text:style-name="a215" text:class-names=""/></text:p>
        </draw:text-box>
        <svg:title/>
        <svg:desc/>
      </draw:frame>
      <draw:frame draw:id="id26" presentation:style-name="a221" draw:name="Slide Number Placeholder 2" svg:x="1.99252in" svg:y="2.92165in" svg:width="0.13898in" svg:height="0.14055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29">
        <draw:custom-shape svg:x="0in" svg:y="0in" svg:width="7.5in" svg:height="10in" draw:id="id3" draw:style-name="a224" draw:name="Rectangle 1">
          <svg:title/>
          <svg:desc/>
          <text:p text:style-name="a223" text:class-names="" text:cond-style-name=""><text:span text:style-name="a2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25" draw:name="Slide Image Placeholder 2">
          <svg:title/>
          <svg:desc/>
        </draw:page-thumbnail>
        <draw:frame draw:id="id5" presentation:style-name="a228" draw:name="Notes Placeholder 3" svg:x="1in" svg:y="4.75in" svg:width="5.5in" svg:height="4.5in" presentation:class="notes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30">
      <draw:frame draw:id="id27" presentation:style-name="a234" draw:name="Slide Number Placeholder 1" svg:x="1.99252in" svg:y="2.92165in" svg:width="0.13898in" svg:height="0.14055in" presentation:class="page-number" presentation:placeholder="false">
        <draw:text-box>
          <text:p text:style-name="a233" text:class-names="" text:cond-style-name=""><text:span text:style-name="a231" text:class-names=""><text:page-number style:num-format="1" text:fixed="false"/></text:span><text:span text:style-name="a232" text:class-names=""/></text:p>
        </draw:text-box>
        <svg:title/>
        <svg:desc/>
      </draw:frame>
      <presentation:notes style:page-layout-name="pageLayout2" draw:style-name="a242">
        <draw:custom-shape svg:x="0in" svg:y="0in" svg:width="7.5in" svg:height="10in" draw:id="id3" draw:style-name="a237" draw:name="Rectangle 1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38" draw:name="Slide Image Placeholder 2">
          <svg:title/>
          <svg:desc/>
        </draw:page-thumbnail>
        <draw:frame draw:id="id5" presentation:style-name="a241" draw:name="Notes Placeholder 3" svg:x="1in" svg:y="4.75in" svg:width="5.5in" svg:height="4.5in" presentation:class="notes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43">
      <draw:frame draw:id="id28" presentation:style-name="a247" draw:name="Title 1" svg:x="0.28472in" svg:y="0.38889in" svg:width="1.32986in" svg:height="1.36111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29" presentation:style-name="a263" draw:name="Content Placeholder 2" svg:x="1.75521in" svg:y="0.84028in" svg:width="2.08854in" svg:height="4.14583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7" draw:name="Text Placeholder 3" svg:x="0.28472in" svg:y="1.75in" svg:width="1.32986in" svg:height="3.24306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31" presentation:style-name="a271" draw:name="Slide Number Placeholder 4" svg:x="1.99252in" svg:y="2.92165in" svg:width="0.13898in" svg:height="0.14055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/></text:span><text:span text:style-name="a269" text:class-names=""/></text:p>
        </draw:text-box>
        <svg:title/>
        <svg:desc/>
      </draw:frame>
      <presentation:notes style:page-layout-name="pageLayout2" draw:style-name="a279">
        <draw:custom-shape svg:x="0in" svg:y="0in" svg:width="7.5in" svg:height="10in" draw:id="id3" draw:style-name="a274" draw:name="Rectangle 1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75" draw:name="Slide Image Placeholder 2">
          <svg:title/>
          <svg:desc/>
        </draw:page-thumbnail>
        <draw:frame draw:id="id5" presentation:style-name="a278" draw:name="Notes Placeholder 3" svg:x="1in" svg:y="4.75in" svg:width="5.5in" svg:height="4.5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80">
      <draw:frame draw:id="id32" presentation:style-name="a284" draw:name="Title 1" svg:x="0.28472in" svg:y="0.38889in" svg:width="1.32986in" svg:height="1.36111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33" presentation:style-name="a287" draw:name="Picture Placeholder 2" svg:x="1.75521in" svg:y="0.84028in" svg:width="2.08854in" svg:height="4.14583in" presentation:class="graphic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4" presentation:style-name="a291" draw:name="Text Placeholder 3" svg:x="0.28472in" svg:y="1.75in" svg:width="1.32986in" svg:height="3.24306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Click to edit Master text styles</text:span></text:p>
            </text:list-item>
          </text:list>
        </draw:text-box>
        <svg:title/>
        <svg:desc/>
      </draw:frame>
      <draw:frame draw:id="id35" presentation:style-name="a295" draw:name="Slide Number Placeholder 4" svg:x="1.99252in" svg:y="2.92165in" svg:width="0.13898in" svg:height="0.14055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03">
        <draw:custom-shape svg:x="0in" svg:y="0in" svg:width="7.5in" svg:height="10in" draw:id="id3" draw:style-name="a298" draw:name="Rectangle 1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299" draw:name="Slide Image Placeholder 2">
          <svg:title/>
          <svg:desc/>
        </draw:page-thumbnail>
        <draw:frame draw:id="id5" presentation:style-name="a302" draw:name="Notes Placeholder 3" svg:x="1in" svg:y="4.75in" svg:width="5.5in" svg:height="4.5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04">
      <draw:frame draw:id="id36" presentation:style-name="a308" draw:name="Title 1" svg:x="1.80748in" svg:y="2.84016in" svg:width="0.51024in" svg:height="0.09921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37" presentation:style-name="a325" draw:name="Vertical Text Placeholder 2" svg:x="1.80748in" svg:y="2.93346in" svg:width="0.51024in" svg:height="0.0523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9" draw:name="Slide Number Placeholder 3" svg:x="1.99252in" svg:y="2.92165in" svg:width="0.13898in" svg:height="0.14055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title/>
        <svg:desc/>
      </draw:frame>
      <presentation:notes style:page-layout-name="pageLayout2" draw:style-name="a337">
        <draw:custom-shape svg:x="0in" svg:y="0in" svg:width="7.5in" svg:height="10in" draw:id="id3" draw:style-name="a332" draw:name="Rectangle 1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33" draw:name="Slide Image Placeholder 2">
          <svg:title/>
          <svg:desc/>
        </draw:page-thumbnail>
        <draw:frame draw:id="id5" presentation:style-name="a336" draw:name="Notes Placeholder 3" svg:x="1in" svg:y="4.75in" svg:width="5.5in" svg:height="4.5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38">
      <draw:frame draw:id="id39" presentation:style-name="a342" draw:name="Vertical Title 1" svg:x="2.19097in" svg:y="2.84028in" svg:width="0.12674in" svg:height="0.14583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40" presentation:style-name="a359" draw:name="Vertical Text Placeholder 2" svg:x="1.80729in" svg:y="2.84028in" svg:width="0.21701in" svg:height="0.14583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list text:style-name="a358">
                            <text:list-item>
                              <text:p text:style-name="a357" text:class-names="" text:cond-style-name=""><text:span text:style-name="a355" text:class-names="">Fifth level</text:span><text:span text:style-name="a3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3" draw:name="Slide Number Placeholder 3" svg:x="1.99252in" svg:y="2.92165in" svg:width="0.13898in" svg:height="0.14055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</draw:text-box>
        <svg:title/>
        <svg:desc/>
      </draw:frame>
      <presentation:notes style:page-layout-name="pageLayout2" draw:style-name="a371">
        <draw:custom-shape svg:x="0in" svg:y="0in" svg:width="7.5in" svg:height="10in" draw:id="id3" draw:style-name="a366" draw:name="Rectangle 1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67" draw:name="Slide Image Placeholder 2">
          <svg:title/>
          <svg:desc/>
        </draw:page-thumbnail>
        <draw:frame draw:id="id5" presentation:style-name="a370" draw:name="Notes Placeholder 3" svg:x="1in" svg:y="4.75in" svg:width="5.5in" svg:height="4.5in" presentation:class="notes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</presentation:notes>
    </style:master-page>
    <style:master-page style:name="Master2-Title1" style:page-layout-name="pageLayout1" draw:style-name="a372">
      <draw:frame draw:id="id42" presentation:style-name="a375" draw:name="Title Placeholder 1" svg:x="1.80748in" svg:y="2.84016in" svg:width="0.51024in" svg:height="0.09921in" presentation:class="titl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43" presentation:style-name="a392" draw:name="Text Placeholder 2" svg:x="1.80748in" svg:y="2.93346in" svg:width="0.51024in" svg:height="0.05236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95" draw:name="Slide Number Placeholder 3" svg:x="1.99252in" svg:y="2.92165in" svg:width="0.13898in" svg:height="0.14055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03">
        <draw:custom-shape svg:x="0in" svg:y="0in" svg:width="7.5in" svg:height="10in" draw:id="id3" draw:style-name="a398" draw:name="Rectangle 1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399" draw:name="Slide Image Placeholder 2">
          <svg:title/>
          <svg:desc/>
        </draw:page-thumbnail>
        <draw:frame draw:id="id5" presentation:style-name="a402" draw:name="Notes Placeholder 3" svg:x="1in" svg:y="4.75in" svg:width="5.5in" svg:height="4.5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404">
      <draw:frame draw:id="id45" presentation:style-name="a408" draw:name="Title 1" svg:x="0.51563in" svg:y="0.95486in" svg:width="3.09549in" svg:height="2.03125in" presentation:class="title" presentation:placeholder="false">
        <draw:text-box>
          <text:p text:style-name="a407" text:class-names="" text:cond-style-name=""><text:span text:style-name="a405" text:class-names="">Click to edit Master title style</text:span><text:span text:style-name="a406" text:class-names=""/></text:p>
        </draw:text-box>
        <svg:title/>
        <svg:desc/>
      </draw:frame>
      <draw:frame draw:id="id46" presentation:style-name="a412" draw:name="Subtitle 2" svg:x="0.51563in" svg:y="3.06424in" svg:width="3.09549in" svg:height="1.40972in" presentation:class="subtitle" presentation:placeholder="false">
        <draw:text-box>
          <text:p text:style-name="a411" text:class-names="" text:cond-style-name=""><text:span text:style-name="a409" text:class-names="">Click to edit Master subtitle style</text:span><text:span text:style-name="a410" text:class-names=""/></text:p>
        </draw:text-box>
        <svg:title/>
        <svg:desc/>
      </draw:frame>
      <draw:frame draw:id="id47" presentation:style-name="a416" draw:name="Slide Number Placeholder 3" svg:x="1.99252in" svg:y="2.92165in" svg:width="0.13898in" svg:height="0.14055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</draw:text-box>
        <svg:title/>
        <svg:desc/>
      </draw:frame>
      <presentation:notes style:page-layout-name="pageLayout2" draw:style-name="a424">
        <draw:custom-shape svg:x="0in" svg:y="0in" svg:width="7.5in" svg:height="10in" draw:id="id3" draw:style-name="a419" draw:name="Rectangle 1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20" draw:name="Slide Image Placeholder 2">
          <svg:title/>
          <svg:desc/>
        </draw:page-thumbnail>
        <draw:frame draw:id="id5" presentation:style-name="a423" draw:name="Notes Placeholder 3" svg:x="1in" svg:y="4.75in" svg:width="5.5in" svg:height="4.5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425">
      <draw:frame draw:id="id48" presentation:style-name="a429" draw:name="Title 1" svg:x="1.80748in" svg:y="2.84016in" svg:width="0.51024in" svg:height="0.09921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9" presentation:style-name="a445" draw:name="Content Placeholder 2" svg:x="1.80748in" svg:y="2.93346in" svg:width="0.51024in" svg:height="0.05236in" presentation:class="object" presentation:placeholder="false">
        <draw:text-box>
          <text:p text:style-name="a431" text:class-names="" text:cond-style-name=""><text:span text:style-name="a430" text:class-names="">Click to edit Master text styles</text:span></text:p>
          <text:list text:style-name="a434">
            <text:list-item>
              <text:list text:style-name="a434">
                <text:list-item>
                  <text:p text:style-name="a433" text:class-names="" text:cond-style-name=""><text:span text:style-name="a432" text:class-names="">Second level</text:span></text:p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p text:style-name="a436" text:class-names="" text:cond-style-name=""><text:span text:style-name="a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p text:style-name="a439" text:class-names="" text:cond-style-name=""><text:span text:style-name="a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1" text:class-names="">Fifth level</text:span><text:span text:style-name="a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449" draw:name="Slide Number Placeholder 3" svg:x="1.99252in" svg:y="2.92165in" svg:width="0.13898in" svg:height="0.14055in" presentation:class="page-number" presentation:placeholder="false">
        <draw:text-box>
          <text:p text:style-name="a448" text:class-names="" text:cond-style-name=""><text:span text:style-name="a446" text:class-names=""><text:page-number style:num-format="1" text:fixed="false"/></text:span><text:span text:style-name="a447" text:class-names=""/></text:p>
        </draw:text-box>
        <svg:title/>
        <svg:desc/>
      </draw:frame>
      <presentation:notes style:page-layout-name="pageLayout2" draw:style-name="a457">
        <draw:custom-shape svg:x="0in" svg:y="0in" svg:width="7.5in" svg:height="10in" draw:id="id3" draw:style-name="a452" draw:name="Rectangle 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53" draw:name="Slide Image Placeholder 2">
          <svg:title/>
          <svg:desc/>
        </draw:page-thumbnail>
        <draw:frame draw:id="id5" presentation:style-name="a456" draw:name="Notes Placeholder 3" svg:x="1in" svg:y="4.75in" svg:width="5.5in" svg:height="4.5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58">
      <draw:frame draw:id="id51" presentation:style-name="a462" draw:name="Title 1" svg:x="0.28125in" svg:y="1.45486in" svg:width="3.55903in" svg:height="2.42708in" presentation:class="title" presentation:placeholder="false">
        <draw:text-box>
          <text:p text:style-name="a461" text:class-names="" text:cond-style-name=""><text:span text:style-name="a459" text:class-names="">Click to edit Master title style</text:span><text:span text:style-name="a460" text:class-names=""/></text:p>
        </draw:text-box>
        <svg:title/>
        <svg:desc/>
      </draw:frame>
      <draw:frame draw:id="id52" presentation:style-name="a466" draw:name="Text Placeholder 2" svg:x="0.28125in" svg:y="3.90451in" svg:width="3.55903in" svg:height="1.27604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Click to edit Master text styles</text:span></text:p>
            </text:list-item>
          </text:list>
        </draw:text-box>
        <svg:title/>
        <svg:desc/>
      </draw:frame>
      <draw:frame draw:id="id53" presentation:style-name="a470" draw:name="Slide Number Placeholder 3" svg:x="1.99252in" svg:y="2.92165in" svg:width="0.13898in" svg:height="0.14055in" presentation:class="page-number" presentation:placeholder="false">
        <draw:text-box>
          <text:p text:style-name="a469" text:class-names="" text:cond-style-name=""><text:span text:style-name="a467" text:class-names=""><text:page-number style:num-format="1" text:fixed="false"/></text:span><text:span text:style-name="a468" text:class-names=""/></text:p>
        </draw:text-box>
        <svg:title/>
        <svg:desc/>
      </draw:frame>
      <presentation:notes style:page-layout-name="pageLayout2" draw:style-name="a478">
        <draw:custom-shape svg:x="0in" svg:y="0in" svg:width="7.5in" svg:height="10in" draw:id="id3" draw:style-name="a473" draw:name="Rectangle 1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474" draw:name="Slide Image Placeholder 2">
          <svg:title/>
          <svg:desc/>
        </draw:page-thumbnail>
        <draw:frame draw:id="id5" presentation:style-name="a477" draw:name="Notes Placeholder 3" svg:x="1in" svg:y="4.75in" svg:width="5.5in" svg:height="4.5in" presentation:class="notes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79">
      <draw:frame draw:id="id54" presentation:style-name="a483" draw:name="Title 1" svg:x="1.80748in" svg:y="2.84016in" svg:width="0.51024in" svg:height="0.09921in" presentation:class="title" presentation:placeholder="false">
        <draw:text-box>
          <text:p text:style-name="a482" text:class-names="" text:cond-style-name=""><text:span text:style-name="a480" text:class-names="">Click to edit Master title style</text:span><text:span text:style-name="a481" text:class-names=""/></text:p>
        </draw:text-box>
        <svg:title/>
        <svg:desc/>
      </draw:frame>
      <draw:frame draw:id="id55" presentation:style-name="a499" draw:name="Content Placeholder 2" svg:x="1.80729in" svg:y="2.93403in" svg:width="0.17187in" svg:height="0.05208in" presentation:class="object" presentation:placeholder="false">
        <draw:text-box>
          <text:p text:style-name="a485" text:class-names="" text:cond-style-name=""><text:span text:style-name="a484" text:class-names="">Click to edit Master text styles</text:span></text:p>
          <text:list text:style-name="a488">
            <text:list-item>
              <text:list text:style-name="a488">
                <text:list-item>
                  <text:p text:style-name="a487" text:class-names="" text:cond-style-name=""><text:span text:style-name="a486" text:class-names="">Second level</text:span></text:p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p text:style-name="a490" text:class-names="" text:cond-style-name=""><text:span text:style-name="a489" text:class-names="">Third level</text:span></text:p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p text:style-name="a493" text:class-names="" text:cond-style-name=""><text:span text:style-name="a4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list text:style-name="a498">
                            <text:list-item>
                              <text:p text:style-name="a497" text:class-names="" text:cond-style-name=""><text:span text:style-name="a495" text:class-names="">Fifth level</text:span><text:span text:style-name="a4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515" draw:name="Content Placeholder 3" svg:x="2.14583in" svg:y="2.93403in" svg:width="0.17188in" svg:height="0.05208in" presentation:class="object" presentation:placeholder="false">
        <draw:text-box>
          <text:p text:style-name="a501" text:class-names="" text:cond-style-name=""><text:span text:style-name="a500" text:class-names="">Click to edit Master text styles</text:span></text:p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list text:style-name="a514">
                            <text:list-item>
                              <text:p text:style-name="a513" text:class-names="" text:cond-style-name=""><text:span text:style-name="a511" text:class-names="">Fifth level</text:span><text:span text:style-name="a5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519" draw:name="Slide Number Placeholder 4" svg:x="1.99252in" svg:y="2.92165in" svg:width="0.13898in" svg:height="0.14055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/></text:p>
        </draw:text-box>
        <svg:title/>
        <svg:desc/>
      </draw:frame>
      <presentation:notes style:page-layout-name="pageLayout2" draw:style-name="a527">
        <draw:custom-shape svg:x="0in" svg:y="0in" svg:width="7.5in" svg:height="10in" draw:id="id3" draw:style-name="a522" draw:name="Rectangle 1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23" draw:name="Slide Image Placeholder 2">
          <svg:title/>
          <svg:desc/>
        </draw:page-thumbnail>
        <draw:frame draw:id="id5" presentation:style-name="a526" draw:name="Notes Placeholder 3" svg:x="1in" svg:y="4.75in" svg:width="5.5in" svg:height="4.5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528">
      <draw:frame draw:id="id58" presentation:style-name="a532" draw:name="Title 1" svg:x="0.28472in" svg:y="0.31076in" svg:width="3.55903in" svg:height="1.12847in" presentation:class="title" presentation:placeholder="false">
        <draw:text-box>
          <text:p text:style-name="a531" text:class-names="" text:cond-style-name=""><text:span text:style-name="a529" text:class-names="">Click to edit Master title style</text:span><text:span text:style-name="a530" text:class-names=""/></text:p>
        </draw:text-box>
        <svg:title/>
        <svg:desc/>
      </draw:frame>
      <draw:frame draw:id="id59" presentation:style-name="a536" draw:name="Text Placeholder 2" svg:x="0.28472in" svg:y="1.43056in" svg:width="1.74479in" svg:height="0.70139in" presentation:class="outline" presentation:placeholder="false">
        <draw:text-box>
          <text:list text:style-name="a535">
            <text:list-item>
              <text:p text:style-name="a534" text:class-names="" text:cond-style-name=""><text:span text:style-name="a533" text:class-names="">Click to edit Master text styles</text:span></text:p>
            </text:list-item>
          </text:list>
        </draw:text-box>
        <svg:title/>
        <svg:desc/>
      </draw:frame>
      <draw:frame draw:id="id60" presentation:style-name="a552" draw:name="Content Placeholder 3" svg:x="0.28472in" svg:y="2.13194in" svg:width="1.74479in" svg:height="3.13368in" presentation:class="object" presentation:placeholder="false">
        <draw:text-box>
          <text:p text:style-name="a538" text:class-names="" text:cond-style-name=""><text:span text:style-name="a537" text:class-names="">Click to edit Master text styles</text:span></text:p>
          <text:list text:style-name="a541">
            <text:list-item>
              <text:list text:style-name="a541">
                <text:list-item>
                  <text:p text:style-name="a540" text:class-names="" text:cond-style-name=""><text:span text:style-name="a539" text:class-names="">Second level</text:span></text:p>
                </text:list-item>
              </text:list>
            </text:list-item>
          </text:list>
          <text:list text:style-name="a544">
            <text:list-item>
              <text:list text:style-name="a544">
                <text:list-item>
                  <text:list text:style-name="a544">
                    <text:list-item>
                      <text:p text:style-name="a543" text:class-names="" text:cond-style-name=""><text:span text:style-name="a542" text:class-names="">Third level</text:span></text:p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p text:style-name="a546" text:class-names="" text:cond-style-name=""><text:span text:style-name="a5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list text:style-name="a551">
                        <text:list-item>
                          <text:list text:style-name="a551">
                            <text:list-item>
                              <text:p text:style-name="a550" text:class-names="" text:cond-style-name=""><text:span text:style-name="a548" text:class-names="">Fifth level</text:span><text:span text:style-name="a5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56" draw:name="Text Placeholder 4" svg:x="2.08854in" svg:y="1.43056in" svg:width="1.75521in" svg:height="0.70139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</draw:text-box>
        <svg:title/>
        <svg:desc/>
      </draw:frame>
      <draw:frame draw:id="id62" presentation:style-name="a572" draw:name="Content Placeholder 5" svg:x="2.08854in" svg:y="2.13194in" svg:width="1.75521in" svg:height="3.13368in" presentation:class="object" presentation:placeholder="false">
        <draw:text-box>
          <text:p text:style-name="a558" text:class-names="" text:cond-style-name=""><text:span text:style-name="a557" text:class-names="">Click to edit Master text styles</text:span></text:p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 level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hird level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1">
            <text:list-item>
              <text:list text:style-name="a571">
                <text:list-item>
                  <text:list text:style-name="a571">
                    <text:list-item>
                      <text:list text:style-name="a571">
                        <text:list-item>
                          <text:list text:style-name="a571">
                            <text:list-item>
                              <text:p text:style-name="a570" text:class-names="" text:cond-style-name=""><text:span text:style-name="a568" text:class-names="">Fifth level</text:span><text:span text:style-name="a5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76" draw:name="Slide Number Placeholder 6" svg:x="1.99252in" svg:y="2.92165in" svg:width="0.13898in" svg:height="0.14055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584">
        <draw:custom-shape svg:x="0in" svg:y="0in" svg:width="7.5in" svg:height="10in" draw:id="id3" draw:style-name="a579" draw:name="Rectangle 1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80" draw:name="Slide Image Placeholder 2">
          <svg:title/>
          <svg:desc/>
        </draw:page-thumbnail>
        <draw:frame draw:id="id5" presentation:style-name="a583" draw:name="Notes Placeholder 3" svg:x="1in" svg:y="4.75in" svg:width="5.5in" svg:height="4.5in" presentation:class="notes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85">
      <draw:frame draw:id="id64" presentation:style-name="a589" draw:name="Title 1" svg:x="1.80748in" svg:y="2.84016in" svg:width="0.51024in" svg:height="0.09921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65" presentation:style-name="a593" draw:name="Slide Number Placeholder 2" svg:x="1.99252in" svg:y="2.92165in" svg:width="0.13898in" svg:height="0.14055in" presentation:class="page-number" presentation:placeholder="false">
        <draw:text-box>
          <text:p text:style-name="a592" text:class-names="" text:cond-style-name=""><text:span text:style-name="a590" text:class-names=""><text:page-number style:num-format="1" text:fixed="false"/></text:span><text:span text:style-name="a591" text:class-names=""/></text:p>
        </draw:text-box>
        <svg:title/>
        <svg:desc/>
      </draw:frame>
      <presentation:notes style:page-layout-name="pageLayout2" draw:style-name="a601">
        <draw:custom-shape svg:x="0in" svg:y="0in" svg:width="7.5in" svg:height="10in" draw:id="id3" draw:style-name="a596" draw:name="Rectangle 1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597" draw:name="Slide Image Placeholder 2">
          <svg:title/>
          <svg:desc/>
        </draw:page-thumbnail>
        <draw:frame draw:id="id5" presentation:style-name="a600" draw:name="Notes Placeholder 3" svg:x="1in" svg:y="4.75in" svg:width="5.5in" svg:height="4.5in" presentation:class="notes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602">
      <draw:frame draw:id="id66" presentation:style-name="a606" draw:name="Slide Number Placeholder 1" svg:x="1.99252in" svg:y="2.92165in" svg:width="0.13898in" svg:height="0.14055in" presentation:class="page-number" presentation:placeholder="false">
        <draw:text-box>
          <text:p text:style-name="a605" text:class-names="" text:cond-style-name=""><text:span text:style-name="a603" text:class-names=""><text:page-number style:num-format="1" text:fixed="false"/></text:span><text:span text:style-name="a604" text:class-names=""/></text:p>
        </draw:text-box>
        <svg:title/>
        <svg:desc/>
      </draw:frame>
      <presentation:notes style:page-layout-name="pageLayout2" draw:style-name="a614">
        <draw:custom-shape svg:x="0in" svg:y="0in" svg:width="7.5in" svg:height="10in" draw:id="id3" draw:style-name="a609" draw:name="Rectangle 1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10" draw:name="Slide Image Placeholder 2">
          <svg:title/>
          <svg:desc/>
        </draw:page-thumbnail>
        <draw:frame draw:id="id5" presentation:style-name="a613" draw:name="Notes Placeholder 3" svg:x="1in" svg:y="4.75in" svg:width="5.5in" svg:height="4.5in" presentation:class="notes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615">
      <draw:frame draw:id="id67" presentation:style-name="a619" draw:name="Title 1" svg:x="0.28472in" svg:y="0.38889in" svg:width="1.32986in" svg:height="1.36111in" presentation:class="title" presentation:placeholder="false">
        <draw:text-box>
          <text:p text:style-name="a618" text:class-names="" text:cond-style-name=""><text:span text:style-name="a616" text:class-names="">Click to edit Master title style</text:span><text:span text:style-name="a617" text:class-names=""/></text:p>
        </draw:text-box>
        <svg:title/>
        <svg:desc/>
      </draw:frame>
      <draw:frame draw:id="id68" presentation:style-name="a635" draw:name="Content Placeholder 2" svg:x="1.75521in" svg:y="0.84028in" svg:width="2.08854in" svg:height="4.14583in" presentation:class="object" presentation:placeholder="false">
        <draw:text-box>
          <text:p text:style-name="a621" text:class-names="" text:cond-style-name=""><text:span text:style-name="a620" text:class-names="">Click to edit Master text styles</text:span></text:p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list text:style-name="a634">
                            <text:list-item>
                              <text:p text:style-name="a633" text:class-names="" text:cond-style-name=""><text:span text:style-name="a631" text:class-names="">Fifth level</text:span><text:span text:style-name="a6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639" draw:name="Text Placeholder 3" svg:x="0.28472in" svg:y="1.75in" svg:width="1.32986in" svg:height="3.24306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</draw:text-box>
        <svg:title/>
        <svg:desc/>
      </draw:frame>
      <draw:frame draw:id="id70" presentation:style-name="a643" draw:name="Slide Number Placeholder 4" svg:x="1.99252in" svg:y="2.92165in" svg:width="0.13898in" svg:height="0.14055in" presentation:class="page-number" presentation:placeholder="false">
        <draw:text-box>
          <text:p text:style-name="a642" text:class-names="" text:cond-style-name=""><text:span text:style-name="a640" text:class-names=""><text:page-number style:num-format="1" text:fixed="false"/></text:span><text:span text:style-name="a641" text:class-names=""/></text:p>
        </draw:text-box>
        <svg:title/>
        <svg:desc/>
      </draw:frame>
      <presentation:notes style:page-layout-name="pageLayout2" draw:style-name="a651">
        <draw:custom-shape svg:x="0in" svg:y="0in" svg:width="7.5in" svg:height="10in" draw:id="id3" draw:style-name="a646" draw:name="Rectangle 1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47" draw:name="Slide Image Placeholder 2">
          <svg:title/>
          <svg:desc/>
        </draw:page-thumbnail>
        <draw:frame draw:id="id5" presentation:style-name="a650" draw:name="Notes Placeholder 3" svg:x="1in" svg:y="4.75in" svg:width="5.5in" svg:height="4.5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52">
      <draw:frame draw:id="id71" presentation:style-name="a656" draw:name="Title 1" svg:x="0.28472in" svg:y="0.38889in" svg:width="1.32986in" svg:height="1.36111in" presentation:class="title" presentation:placeholder="false">
        <draw:text-box>
          <text:p text:style-name="a655" text:class-names="" text:cond-style-name=""><text:span text:style-name="a653" text:class-names="">Click to edit Master title style</text:span><text:span text:style-name="a654" text:class-names=""/></text:p>
        </draw:text-box>
        <svg:title/>
        <svg:desc/>
      </draw:frame>
      <draw:frame draw:id="id72" presentation:style-name="a659" draw:name="Picture Placeholder 2" svg:x="1.75521in" svg:y="0.84028in" svg:width="2.08854in" svg:height="4.14583in" presentation:class="graphic" presentation:placeholder="false">
        <draw:text-box>
          <text:p text:style-name="a658" text:class-names="" text:cond-style-name=""><text:span text:style-name="a657" text:class-names=""/></text:p>
        </draw:text-box>
        <svg:title/>
        <svg:desc/>
      </draw:frame>
      <draw:frame draw:id="id73" presentation:style-name="a663" draw:name="Text Placeholder 3" svg:x="0.28472in" svg:y="1.75in" svg:width="1.32986in" svg:height="3.24306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ck to edit Master text styles</text:span></text:p>
            </text:list-item>
          </text:list>
        </draw:text-box>
        <svg:title/>
        <svg:desc/>
      </draw:frame>
      <draw:frame draw:id="id74" presentation:style-name="a667" draw:name="Slide Number Placeholder 4" svg:x="1.99252in" svg:y="2.92165in" svg:width="0.13898in" svg:height="0.14055in" presentation:class="page-number" presentation:placeholder="false">
        <draw:text-box>
          <text:p text:style-name="a666" text:class-names="" text:cond-style-name=""><text:span text:style-name="a664" text:class-names=""><text:page-number style:num-format="1" text:fixed="false"/></text:span><text:span text:style-name="a665" text:class-names=""/></text:p>
        </draw:text-box>
        <svg:title/>
        <svg:desc/>
      </draw:frame>
      <presentation:notes style:page-layout-name="pageLayout2" draw:style-name="a675">
        <draw:custom-shape svg:x="0in" svg:y="0in" svg:width="7.5in" svg:height="10in" draw:id="id3" draw:style-name="a670" draw:name="Rectangle 1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671" draw:name="Slide Image Placeholder 2">
          <svg:title/>
          <svg:desc/>
        </draw:page-thumbnail>
        <draw:frame draw:id="id5" presentation:style-name="a674" draw:name="Notes Placeholder 3" svg:x="1in" svg:y="4.75in" svg:width="5.5in" svg:height="4.5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676">
      <draw:frame draw:id="id75" presentation:style-name="a680" draw:name="Title 1" svg:x="1.80748in" svg:y="2.84016in" svg:width="0.51024in" svg:height="0.09921in" presentation:class="title" presentation:placeholder="false">
        <draw:text-box>
          <text:p text:style-name="a679" text:class-names="" text:cond-style-name=""><text:span text:style-name="a677" text:class-names="">Click to edit Master title style</text:span><text:span text:style-name="a678" text:class-names=""/></text:p>
        </draw:text-box>
        <svg:title/>
        <svg:desc/>
      </draw:frame>
      <draw:frame draw:id="id76" presentation:style-name="a697" draw:name="Vertical Text Placeholder 2" svg:x="1.80748in" svg:y="2.93346in" svg:width="0.51024in" svg:height="0.05236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list text:style-name="a696">
                            <text:list-item>
                              <text:p text:style-name="a695" text:class-names="" text:cond-style-name=""><text:span text:style-name="a693" text:class-names="">Fifth level</text:span><text:span text:style-name="a6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01" draw:name="Slide Number Placeholder 3" svg:x="1.99252in" svg:y="2.92165in" svg:width="0.13898in" svg:height="0.14055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09">
        <draw:custom-shape svg:x="0in" svg:y="0in" svg:width="7.5in" svg:height="10in" draw:id="id3" draw:style-name="a704" draw:name="Rectangle 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05" draw:name="Slide Image Placeholder 2">
          <svg:title/>
          <svg:desc/>
        </draw:page-thumbnail>
        <draw:frame draw:id="id5" presentation:style-name="a708" draw:name="Notes Placeholder 3" svg:x="1in" svg:y="4.75in" svg:width="5.5in" svg:height="4.5in" presentation:class="notes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710">
      <draw:frame draw:id="id78" presentation:style-name="a714" draw:name="Vertical Title 1" svg:x="2.19097in" svg:y="2.84028in" svg:width="0.12674in" svg:height="0.14583in" presentation:class="title" presentation:placeholder="false">
        <draw:text-box>
          <text:p text:style-name="a713" text:class-names="" text:cond-style-name=""><text:span text:style-name="a711" text:class-names="">Click to edit Master title style</text:span><text:span text:style-name="a712" text:class-names=""/></text:p>
        </draw:text-box>
        <svg:title/>
        <svg:desc/>
      </draw:frame>
      <draw:frame draw:id="id79" presentation:style-name="a731" draw:name="Vertical Text Placeholder 2" svg:x="1.80729in" svg:y="2.84028in" svg:width="0.21701in" svg:height="0.14583in" presentation:class="outline" presentation:placeholder="false">
        <draw:text-box>
          <text:list text:style-name="a717">
            <text:list-item>
              <text:p text:style-name="a716" text:class-names="" text:cond-style-name=""><text:span text:style-name="a715" text:class-names="">Click to 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7" text:class-names="">Fifth level</text:span><text:span text:style-name="a7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35" draw:name="Slide Number Placeholder 3" svg:x="1.99252in" svg:y="2.92165in" svg:width="0.13898in" svg:height="0.14055in" presentation:class="page-number" presentation:placeholder="false">
        <draw:text-box>
          <text:p text:style-name="a734" text:class-names="" text:cond-style-name=""><text:span text:style-name="a732" text:class-names=""><text:page-number style:num-format="1" text:fixed="false"/></text:span><text:span text:style-name="a733" text:class-names=""/></text:p>
        </draw:text-box>
        <svg:title/>
        <svg:desc/>
      </draw:frame>
      <presentation:notes style:page-layout-name="pageLayout2" draw:style-name="a743">
        <draw:custom-shape svg:x="0in" svg:y="0in" svg:width="7.5in" svg:height="10in" draw:id="id3" draw:style-name="a738" draw:name="Rectangle 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page-thumbnail svg:x="1.25in" svg:y="0.74961in" svg:width="5in" svg:height="3.75in" presentation:class="page" draw:id="id4" presentation:style-name="a739" draw:name="Slide Image Placeholder 2">
          <svg:title/>
          <svg:desc/>
        </draw:page-thumbnail>
        <draw:frame draw:id="id5" presentation:style-name="a742" draw:name="Notes Placeholder 3" svg:x="1in" svg:y="4.75in" svg:width="5.5in" svg:height="4.5in" presentation:class="notes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</presentation:notes>
    </style:master-page>
    <style:handout-master style:page-layout-name="pageLayout3" draw:style-name="a744">
      <draw:frame draw:id="id81" presentation:style-name="a747" draw:name="Header Placeholder 1" svg:x="0in" svg:y="0in" svg:width="3.25433in" svg:height="0.49961in" presentation:class="head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82" presentation:style-name="a750" draw:name="Date Placeholder 2" svg:x="4.24528in" svg:y="0in" svg:width="3.25433in" svg:height="0.49961in" presentation:class="date-time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83" presentation:style-name="a753" draw:name="Footer Placeholder 3" svg:x="0in" svg:y="9.5in" svg:width="3.25433in" svg:height="0.49961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84" presentation:style-name="a756" draw:name="Slide Number Placeholder 4" svg:x="4.24528in" svg:y="9.5in" svg:width="3.25433in" svg:height="0.49961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  <draw:page-thumbnail draw:page-number="1" svg:x="1.28299in" svg:y="1in" svg:width="1.55556in" svg:height="2.19965in"/>
      <draw:page-thumbnail draw:page-number="2" svg:x="1.28299in" svg:y="3.89931in" svg:width="1.55556in" svg:height="2.19965in"/>
      <draw:page-thumbnail draw:page-number="3" svg:x="1.28299in" svg:y="6.79861in" svg:width="1.55556in" svg:height="2.19965in"/>
      <draw:page-thumbnail draw:page-number="4" svg:x="4.65799in" svg:y="1in" svg:width="1.55556in" svg:height="2.19965in"/>
      <draw:page-thumbnail draw:page-number="5" svg:x="4.65799in" svg:y="3.89931in" svg:width="1.55556in" svg:height="2.19965in"/>
      <draw:page-thumbnail draw:page-number="6" svg:x="4.65799in" svg:y="6.79861in" svg:width="1.55556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KT2502 - Portable Balance Lab</dc:title>
    <meta:initial-creator>Janne Luijten</meta:initial-creator>
    <dc:creator>Adam Kewley</dc:creator>
    <dc:date>2023-05-02T07:59:20Z</dc:date>
    <meta:print-date>2023-05-02T07:59:11Z</meta:print-date>
    <meta:editing-cycles>7</meta:editing-cycles>
    <meta:editing-duration>PT1352S</meta:editing-duration>
    <meta:document-statistic meta:paragraph-count="19" meta:word-count="93"/>
  </office:meta>
</office:document-meta>
</file>